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1" style:family="table-row">
      <style:table-row-properties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25" style:family="table-cell">
      <style:table-cell-properties fo:border="0.0069in solid #BFBFBF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0" style:family="table-row">
      <style:table-row-properties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text-autospace="none" fo:margin-bottom="0in" fo:line-height="100%"/>
      <style:text-properties fo:hyphenate="true"/>
    </style:style>
    <style:style style:name="T36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9" style:family="table-row">
      <style:table-row-properties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0pt"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P43" style:parent-style-name="Normal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0pt" fo:hyphenate="true"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6" style:family="table-row">
      <style:table-row-properties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-complex="Calibri" fo:font-size="12pt" style:font-size-asian="12pt" style:font-size-complex="10pt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text-autospace="none" fo:margin-bottom="0in" fo:line-height="100%"/>
      <style:text-properties fo:hyphenate="true"/>
    </style:style>
    <style:style style:name="T52" style:parent-style-name="DefaultParagraphFont" style:family="text">
      <style:text-properties style:font-name-complex="Calibri" fo:font-size="12pt" style:font-size-asian="12pt" style:font-size-complex="10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style:text-autospace="none" fo:margin-bottom="0in" fo:line-height="100%"/>
      <style:text-properties fo:hyphenate="true"/>
    </style:style>
    <style:style style:name="T60" style:parent-style-name="DefaultParagraphFont" style:family="text">
      <style:text-properties style:font-name-complex="Calibri" fo:font-size="12pt" style:font-size-asian="12pt" style:font-size-complex="10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Uploaded</text:span></text:p>
          </table:table-cell>
          <table:table-cell table:style-name="TableCell16">
            <text:p text:style-name="P17"><text:span text:style-name="T18">Hochgeladen</text:span>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<text:span text:style-name="T24">Published</text:span></text:p>
          </table:table-cell>
          <table:table-cell table:style-name="TableCell25">
            <text:p text:style-name="P26"><text:span text:style-name="T27">Veröffentlicht</text:span>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<text:span text:style-name="T33">Hidden</text:span></text:p>
          </table:table-cell>
          <table:table-cell table:style-name="TableCell34">
            <text:p text:style-name="P35"><text:span text:style-name="T36">Versteckt</text:span>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Removed</text:p>
          </table:table-cell>
          <table:table-cell table:style-name="TableCell42">
            <text:p text:style-name="P43">Entfernt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<text:span text:style-name="T49">Active</text:span></text:p>
          </table:table-cell>
          <table:table-cell table:style-name="TableCell50">
            <text:p text:style-name="P51"><text:span text:style-name="T52">Aktiv</text:span>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Inactive</text:p>
          </table:table-cell>
          <table:table-cell table:style-name="TableCell58">
            <text:p text:style-name="P59"><text:span text:style-name="T60">Inaktiv</text:span></text:p>
          </table:table-cell>
          <table:table-cell table:style-name="TableCell61">
            <text:p text:style-name="P6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2:00Z</meta:creation-date>
    <dc:date>2017-09-18T13:02:00Z</dc:date>
    <meta:template xlink:href="Normal.dotm" xlink:type="simple"/>
    <meta:editing-cycles>4</meta:editing-cycles>
    <meta:editing-duration>PT0S</meta:editing-duration>
    <meta:document-statistic meta:page-count="1" meta:paragraph-count="1" meta:word-count="22" meta:character-count="156" meta:row-count="1" meta:non-whitespace-character-count="135"/>
  </office:meta>
</office:document-meta>
</file>